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del video: Crear un botón fantasma</text:p>
      <text:p text:style-name="Standard"/>
      <text:list xml:id="list299446105816802279" text:style-name="L1">
        <text:list-item>
          <text:p text:style-name="P1">Crear un nuevo documento en html y guardarlo como “BotonEnCSS.html” (mantener la extensión “.html”)</text:p>
        </text:list-item>
        <text:list-item>
          <text:p text:style-name="P1">Crear un DIV <text:s/>con la clase “botonCSS” que servirá como contenedor del botón. Dentro del DIV se agrega el texto del botón: BOTÓN EN CSS encerrado con la etiqueta &lt;a&gt;&lt;/a&gt;</text:p>
        </text:list-item>
        <text:list-item>
          <text:p text:style-name="P1">Agrega una FUENTE de CSS seleccionando “Definir en página”. Se agrega automáticamente la etiqueta &lt;style&gt;&lt;/style&gt; dentro de la etiqueta &lt;head&gt;&lt;/head&gt;. </text:p>
        </text:list-item>
        <text:list-item>
          <text:p text:style-name="P1">Dentro de la etiqueta &lt;style&gt;&lt;/style&gt; utilizando CSS se crea la regla para modificar la apariencia del contenido de la etiqueta &lt;a&gt;<text:line-break/><text:tab/><text:tab/>selector{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">propiedad:valor;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><text:tab/><text:tab/>}</text:p>
          <text:p text:style-name="P1"><text:tab/>Se definen las propiedades y valores para crear la apariencia del botón. </text:p>
        </text:list-item>
        <text:list-item>
          <text:p text:style-name="P1">Crear otra regla CSS añadiendo el selector “:hover” para manipular la apariencia <text:s/>cuando el cursor pase sobre el botón (<text:span text:style-name="T1">mouse hover</text:span>). <text:line-break/><text:tab/><text:tab/>Selector:hover{<text:line-break/><text:tab/><text:tab/><text:tab/>propiedad: valor;<text:line-break/><text:tab/><text:tab/>}</text:p>
        </text:list-item>
        <text:list-item>
          <text:p text:style-name="P1">En el código html se pueden añadir atributos para modificar el estilo del cursor al realizar <text:span text:style-name="T2">MouseOver </text:span><text:span text:style-name="T3">y en el </text:span><text:span text:style-name="T2">DIV </text:span><text:span text:style-name="T3">se puede asignar la alineación. </text:span></text:p>
          <text:p text:style-name="P1"><text:line-break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3T11:54:17</meta:creation-date>
    <meta:document-statistic meta:table-count="0" meta:image-count="0" meta:object-count="0" meta:page-count="1" meta:paragraph-count="11" meta:word-count="167" meta:character-count="1044"/>
    <dc:date>2022-12-23T13:00:32</dc:date>
    <meta:editing-duration>PT5M45S</meta:editing-duration>
    <meta:editing-cycles>1</meta:editing-cycles>
    <meta:generator>OpenOffice/4.1.10$Unix OpenOffice.org_project/4110m2$Build-9807</meta:generator>
  </office:meta>
</office:document-meta>
</file>